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EF5093AF1CA9A06B48.png" manifest:media-type="image/png"/>
  <manifest:file-entry manifest:full-path="Pictures/10000001000003B6000002EFB08CD5E98B2085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a9f9" officeooo:paragraph-rsid="0005a9f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5a9f9" officeooo:paragraph-rsid="0005a9f9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atent Application Status</text:p>
      <text:p text:style-name="P2">Drone-</text:p>
      <text:p text:style-name="P2"><draw:frame draw:style-name="fr1" draw:name="Image1" text:anchor-type="char" svg:x="0.035cm" svg:y="0.085cm" svg:width="17cm" svg:height="10.726cm" draw:z-index="0"><draw:image xlink:href="Pictures/10000001000003B6000002EFB08CD5E98B20855F.png" xlink:type="simple" xlink:show="embed" xlink:actuate="onLoad" draw:mime-type="image/png"/></draw:frame></text:p>
      <text:p text:style-name="P2"><draw:frame draw:style-name="fr1" draw:name="Image2" text:anchor-type="char" svg:x="0.141cm" svg:y="0.923cm" svg:width="17cm" svg:height="12.481cm" draw:z-index="1"><draw:image xlink:href="Pictures/10000001000003B6000002EF5093AF1CA9A06B48.png" xlink:type="simple" xlink:show="embed" xlink:actuate="onLoad" draw:mime-type="image/png"/></draw:frame>Rover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5:56:09.953487329</meta:creation-date>
    <dc:date>2023-04-30T16:11:09.217111234</dc:date>
    <meta:editing-duration>PT4M49S</meta:editing-duration>
    <meta:editing-cycles>1</meta:editing-cycles>
    <meta:document-statistic meta:table-count="0" meta:image-count="2" meta:object-count="0" meta:page-count="1" meta:paragraph-count="3" meta:word-count="6" meta:character-count="45" meta:non-whitespace-character-count="41"/>
    <meta:generator>LibreOffice/7.3.7.2$Linux_X86_64 LibreOffice_project/30$Build-2</meta:generator>
  </office:meta>
</office:document-meta>
</file>